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3pt" officeooo:rsid="0004cd6a" officeooo:paragraph-rsid="0004cd6a" style:font-size-asian="13pt" style:font-size-complex="13pt"/>
    </style:style>
    <style:style style:name="P2" style:family="paragraph" style:parent-style-name="Standard">
      <style:text-properties style:font-name="Arial" fo:font-size="13pt" officeooo:rsid="0004cd6a" officeooo:paragraph-rsid="000851b6" style:font-size-asian="13pt" style:font-size-complex="13pt"/>
    </style:style>
    <style:style style:name="P3" style:family="paragraph" style:parent-style-name="Standard">
      <style:text-properties style:font-name="Arial" fo:font-size="13pt" officeooo:rsid="0005b19a" officeooo:paragraph-rsid="0005b19a" style:font-size-asian="13pt" style:font-size-complex="13pt"/>
    </style:style>
    <style:style style:name="P4" style:family="paragraph" style:parent-style-name="Standard">
      <style:text-properties style:font-name="Arial" fo:font-size="13pt" officeooo:rsid="000851b6" officeooo:paragraph-rsid="000aeef7" style:font-size-asian="13pt" style:font-size-complex="13pt"/>
    </style:style>
    <style:style style:name="P5" style:family="paragraph" style:parent-style-name="Standard">
      <style:text-properties style:font-name="Arial" fo:font-size="13pt" fo:font-style="italic" style:text-underline-style="solid" style:text-underline-width="auto" style:text-underline-color="font-color" fo:font-weight="bold" officeooo:rsid="000d12cd" officeooo:paragraph-rsid="000d12cd" style:font-size-asian="13pt" style:font-style-asian="italic" style:font-weight-asian="bold" style:font-size-complex="13pt" style:font-style-complex="italic" style:font-weight-complex="bold"/>
    </style:style>
    <style:style style:name="P6" style:family="paragraph" style:parent-style-name="Standard">
      <style:text-properties style:font-name="Arial" fo:font-size="13pt" fo:font-style="italic" style:text-underline-style="solid" style:text-underline-width="auto" style:text-underline-color="font-color" fo:font-weight="bold" officeooo:rsid="000dbe31" officeooo:paragraph-rsid="000dbe31" style:font-size-asian="13pt" style:font-style-asian="italic" style:font-weight-asian="bold" style:font-size-complex="13pt" style:font-style-complex="italic" style:font-weight-complex="bold"/>
    </style:style>
    <style:style style:name="P7" style:family="paragraph" style:parent-style-name="Standard">
      <style:text-properties style:font-name="Arial" fo:font-size="13pt" fo:font-style="normal" style:text-underline-style="solid" style:text-underline-width="auto" style:text-underline-color="font-color" fo:font-weight="bold" officeooo:rsid="000851b6" officeooo:paragraph-rsid="000851b6" style:font-size-asian="13pt" style:font-style-asian="normal" style:font-weight-asian="bold" style:font-size-complex="13pt" style:font-style-complex="normal" style:font-weight-complex="bold"/>
    </style:style>
    <style:style style:name="P8" style:family="paragraph" style:parent-style-name="Standard">
      <style:text-properties style:font-name="Arial" fo:font-size="13pt" fo:font-style="normal" style:text-underline-style="solid" style:text-underline-width="auto" style:text-underline-color="font-color" fo:font-weight="bold" officeooo:rsid="000ac91c" officeooo:paragraph-rsid="000ac91c" style:font-size-asian="13pt" style:font-style-asian="normal" style:font-weight-asian="bold" style:font-size-complex="13pt" style:font-style-complex="normal" style:font-weight-complex="bold"/>
    </style:style>
    <style:style style:name="P9" style:family="paragraph" style:parent-style-name="Standard">
      <style:text-properties style:font-name="Arial" fo:font-size="13pt" fo:font-style="normal" style:text-underline-style="solid" style:text-underline-width="auto" style:text-underline-color="font-color" fo:font-weight="bold" officeooo:rsid="000dbe31" officeooo:paragraph-rsid="000dbe31" style:font-size-asian="13pt" style:font-style-asian="normal" style:font-weight-asian="bold" style:font-size-complex="13pt" style:font-style-complex="normal" style:font-weight-complex="bold"/>
    </style:style>
    <style:style style:name="P10" style:family="paragraph" style:parent-style-name="Standard">
      <style:text-properties style:font-name="Arial" fo:font-size="13pt" fo:font-style="normal" style:text-underline-style="none" fo:font-weight="normal" officeooo:rsid="000ac91c" officeooo:paragraph-rsid="000ac91c" style:font-size-asian="13pt" style:font-style-asian="normal" style:font-weight-asian="normal" style:font-size-complex="13pt" style:font-style-complex="normal" style:font-weight-complex="normal"/>
    </style:style>
    <style:style style:name="P11" style:family="paragraph" style:parent-style-name="Standard">
      <style:text-properties style:font-name="Arial" fo:font-size="13pt" fo:font-style="normal" style:text-underline-style="none" fo:font-weight="normal" officeooo:rsid="000aeef7" officeooo:paragraph-rsid="000aeef7" style:font-size-asian="13pt" style:font-style-asian="normal" style:font-weight-asian="normal" style:font-size-complex="13pt" style:font-style-complex="normal" style:font-weight-complex="normal"/>
    </style:style>
    <style:style style:name="P12" style:family="paragraph" style:parent-style-name="Standard">
      <style:text-properties style:font-name="Arial" fo:font-size="13pt" style:text-underline-style="solid" style:text-underline-width="auto" style:text-underline-color="font-color" fo:font-weight="bold" officeooo:rsid="0008d518" officeooo:paragraph-rsid="0008d518" style:font-size-asian="13pt" style:font-weight-asian="bold" style:font-size-complex="13pt" style:font-weight-complex="bold"/>
    </style:style>
    <style:style style:name="P13" style:family="paragraph" style:parent-style-name="Standard">
      <style:text-properties style:font-name="Arial" fo:font-size="13pt" style:text-underline-style="solid" style:text-underline-width="auto" style:text-underline-color="font-color" fo:font-weight="bold" officeooo:rsid="0008d518" officeooo:paragraph-rsid="000ac91c" style:font-size-asian="13pt" style:font-weight-asian="bold" style:font-size-complex="13pt" style:font-weight-complex="bold"/>
    </style:style>
    <style:style style:name="P14" style:family="paragraph" style:parent-style-name="Standard">
      <style:paragraph-properties>
        <style:tab-stops>
          <style:tab-stop style:position="2.91cm"/>
        </style:tab-stops>
      </style:paragraph-properties>
      <style:text-properties style:font-name="Arial" fo:font-size="13pt" style:text-underline-style="solid" style:text-underline-width="auto" style:text-underline-color="font-color" fo:font-weight="bold" officeooo:rsid="0008d518" officeooo:paragraph-rsid="0008d518" style:font-size-asian="13pt" style:font-weight-asian="bold" style:font-size-complex="13pt" style:font-weight-complex="bold"/>
    </style:style>
    <style:style style:name="P15" style:family="paragraph" style:parent-style-name="Standard">
      <style:text-properties style:font-name="Arial" fo:font-size="13pt" style:text-underline-style="solid" style:text-underline-width="auto" style:text-underline-color="font-color" fo:font-weight="bold" officeooo:rsid="000d12cd" officeooo:paragraph-rsid="000d12cd" style:font-size-asian="13pt" style:font-weight-asian="bold" style:font-size-complex="13pt" style:font-weight-complex="bold"/>
    </style:style>
    <style:style style:name="P16" style:family="paragraph" style:parent-style-name="Standard">
      <style:text-properties style:font-name="Arial" fo:font-size="13pt" style:text-underline-style="solid" style:text-underline-width="auto" style:text-underline-color="font-color" fo:font-weight="bold" officeooo:rsid="000efc53" officeooo:paragraph-rsid="000efc53" style:font-size-asian="13pt" style:font-weight-asian="bold" style:font-size-complex="13pt" style:font-weight-complex="bold"/>
    </style:style>
    <style:style style:name="P17" style:family="paragraph" style:parent-style-name="Standard">
      <style:text-properties style:font-name="Arial" fo:font-size="13pt" style:text-underline-style="solid" style:text-underline-width="auto" style:text-underline-color="font-color" fo:font-weight="normal" officeooo:rsid="000efc53" officeooo:paragraph-rsid="000efc53" style:font-size-asian="13pt" style:font-weight-asian="normal" style:font-size-complex="13pt" style:font-weight-complex="normal"/>
    </style:style>
    <style:style style:name="P18" style:family="paragraph" style:parent-style-name="Standard">
      <style:text-properties style:font-name="Arial" fo:font-size="13pt" style:text-underline-style="solid" style:text-underline-width="auto" style:text-underline-color="font-color" fo:font-weight="normal" officeooo:rsid="000f70d3" officeooo:paragraph-rsid="000f70d3" style:font-size-asian="13pt" style:font-weight-asian="normal" style:font-size-complex="13pt" style:font-weight-complex="normal"/>
    </style:style>
    <style:style style:name="P19" style:family="paragraph" style:parent-style-name="Standard">
      <style:text-properties style:font-name="Arial" fo:font-size="13pt" style:text-underline-style="none" fo:font-weight="normal" officeooo:rsid="000efc53" officeooo:paragraph-rsid="000efc53" style:font-size-asian="13pt" style:font-weight-asian="normal" style:font-size-complex="13pt" style:font-weight-complex="normal"/>
    </style:style>
    <style:style style:name="P20" style:family="paragraph" style:parent-style-name="Standard">
      <style:text-properties style:font-name="Arial" fo:font-size="13pt" style:text-underline-style="none" fo:font-weight="normal" officeooo:rsid="000f70d3" officeooo:paragraph-rsid="000f70d3" style:font-size-asian="13pt" style:font-weight-asian="normal" style:font-size-complex="13pt" style:font-weight-complex="normal"/>
    </style:style>
    <style:style style:name="P21" style:family="paragraph" style:parent-style-name="Standard">
      <style:text-properties style:font-name="Arial" fo:font-size="13pt" fo:font-style="italic" style:text-underline-style="none" fo:font-weight="normal" officeooo:rsid="000ac91c" officeooo:paragraph-rsid="000ac91c" style:font-size-asian="13pt" style:font-style-asian="italic" style:font-weight-asian="normal" style:font-size-complex="13pt" style:font-style-complex="italic" style:font-weight-complex="normal"/>
    </style:style>
    <style:style style:name="P22" style:family="paragraph" style:parent-style-name="Standard">
      <style:text-properties style:font-name="Arial" fo:font-size="13pt" style:text-underline-style="none" fo:font-weight="normal" officeooo:rsid="0008d518" officeooo:paragraph-rsid="0008d518" style:font-size-asian="13pt" style:font-weight-asian="normal" style:font-size-complex="13pt" style:font-weight-complex="normal"/>
    </style:style>
    <style:style style:name="P23" style:family="paragraph" style:parent-style-name="Standard">
      <style:text-properties style:font-name="Arial" fo:font-size="13pt" style:text-underline-style="none" fo:font-weight="normal" officeooo:rsid="0008d518" officeooo:paragraph-rsid="000ac91c" style:font-size-asian="13pt" style:font-weight-asian="normal" style:font-size-complex="13pt" style:font-weight-complex="normal"/>
    </style:style>
    <style:style style:name="P24" style:family="paragraph" style:parent-style-name="Standard">
      <style:text-properties style:font-name="Arial" fo:font-size="13pt" style:text-underline-style="none" fo:font-weight="normal" officeooo:rsid="000d12cd" officeooo:paragraph-rsid="000d12cd" style:font-size-asian="13pt" style:font-weight-asian="normal" style:font-size-complex="13pt" style:font-weight-complex="normal"/>
    </style:style>
    <style:style style:name="P25" style:family="paragraph" style:parent-style-name="Standard">
      <style:text-properties style:font-name="Arial" fo:font-size="13pt" style:text-underline-style="none" fo:font-weight="normal" officeooo:rsid="000f70d3" officeooo:paragraph-rsid="000f70d3" style:font-size-asian="13pt" style:font-weight-asian="normal" style:font-size-complex="13pt" style:font-weight-complex="normal"/>
    </style:style>
    <style:style style:name="P26" style:family="paragraph" style:parent-style-name="Standard">
      <style:text-properties style:font-name="Arial" fo:font-size="13pt" style:text-underline-style="none" fo:font-weight="normal" officeooo:rsid="00102978" officeooo:paragraph-rsid="000f70d3" style:font-size-asian="13pt" style:font-weight-asian="normal" style:font-size-complex="13pt" style:font-weight-complex="normal"/>
    </style:style>
    <style:style style:name="P27" style:family="paragraph" style:parent-style-name="Standard">
      <style:text-properties style:font-name="Arial" fo:font-size="13pt" style:text-underline-style="none" fo:font-weight="normal" officeooo:rsid="00102978" officeooo:paragraph-rsid="00102978" style:font-size-asian="13pt" style:font-weight-asian="normal" style:font-size-complex="13pt" style:font-weight-complex="normal"/>
    </style:style>
    <style:style style:name="P28" style:family="paragraph" style:parent-style-name="Standard">
      <style:text-properties style:font-name="Arial" fo:font-size="13pt" style:text-underline-style="none" fo:font-weight="normal" officeooo:rsid="000efc53" officeooo:paragraph-rsid="000efc53" style:font-size-asian="13pt" style:font-weight-asian="normal" style:font-size-complex="13pt" style:font-weight-complex="normal"/>
    </style:style>
    <style:style style:name="P29" style:family="paragraph" style:parent-style-name="Standard">
      <style:text-properties style:font-name="Arial" fo:font-size="13pt" style:text-underline-style="none" fo:font-weight="normal" officeooo:rsid="00126622" officeooo:paragraph-rsid="00126622" style:font-size-asian="13pt" style:font-weight-asian="normal" style:font-size-complex="13pt" style:font-weight-complex="normal"/>
    </style:style>
    <style:style style:name="P30" style:family="paragraph" style:parent-style-name="Standard">
      <style:text-properties style:font-name="Arial" fo:font-size="13pt" fo:font-style="normal" style:text-underline-style="none" fo:font-weight="normal" officeooo:rsid="000d12cd" officeooo:paragraph-rsid="000d12cd" style:font-size-asian="13pt" style:font-style-asian="normal" style:font-weight-asian="normal" style:font-size-complex="13pt" style:font-style-complex="normal" style:font-weight-complex="normal"/>
    </style:style>
    <style:style style:name="P31" style:family="paragraph" style:parent-style-name="Standard">
      <style:text-properties style:font-name="Arial" fo:font-size="13pt" fo:font-style="normal" style:text-underline-style="none" fo:font-weight="normal" officeooo:rsid="000dbe31" officeooo:paragraph-rsid="000dbe31" style:font-size-asian="13pt" style:font-style-asian="normal" style:font-weight-asian="normal" style:font-size-complex="13pt" style:font-style-complex="normal" style:font-weight-complex="normal"/>
    </style:style>
    <style:style style:name="P32" style:family="paragraph" style:parent-style-name="Standard">
      <style:text-properties style:font-name="Arial" fo:font-size="13pt" fo:font-style="normal" style:text-underline-style="none" fo:font-weight="normal" officeooo:rsid="000851b6" officeooo:paragraph-rsid="000851b6" style:font-size-asian="13pt" style:font-style-asian="normal" style:font-weight-asian="normal" style:font-size-complex="13pt" style:font-style-complex="normal" style:font-weight-complex="normal"/>
    </style:style>
    <style:style style:name="P33" style:family="paragraph" style:parent-style-name="Standard">
      <style:text-properties style:font-name="Arial" fo:font-size="13pt" fo:font-style="normal" style:text-underline-style="none" fo:font-weight="normal" officeooo:rsid="000851b6" officeooo:paragraph-rsid="000aeef7" style:font-size-asian="13pt" style:font-style-asian="normal" style:font-weight-asian="normal" style:font-size-complex="13pt" style:font-style-complex="normal" style:font-weight-complex="normal"/>
    </style:style>
    <style:style style:name="P34" style:family="paragraph" style:parent-style-name="Standard">
      <style:text-properties style:font-name="Arial" fo:font-size="13pt" fo:font-style="normal" style:text-underline-style="none" fo:font-weight="normal" officeooo:rsid="000aeef7" officeooo:paragraph-rsid="000aeef7" style:font-size-asian="13pt" style:font-style-asian="normal" style:font-weight-asian="normal" style:font-size-complex="13pt" style:font-style-complex="normal" style:font-weight-complex="normal"/>
    </style:style>
    <style:style style:name="P35" style:family="paragraph" style:parent-style-name="Standard">
      <style:text-properties style:font-name="Arial" fo:font-size="13pt" fo:font-style="normal" style:text-underline-style="solid" style:text-underline-width="auto" style:text-underline-color="font-color" fo:font-weight="normal" officeooo:rsid="00102978" officeooo:paragraph-rsid="00102978" style:font-size-asian="13pt" style:font-style-asian="normal" style:font-weight-asian="normal" style:font-size-complex="13pt" style:font-style-complex="normal" style:font-weight-complex="normal"/>
    </style:style>
    <style:style style:name="P36" style:family="paragraph" style:parent-style-name="Standard">
      <style:text-properties style:font-name="Arial" fo:font-size="13pt" officeooo:rsid="0005b19a" officeooo:paragraph-rsid="0004cd6a" style:font-size-asian="13pt" style:font-size-complex="13pt"/>
    </style:style>
    <style:style style:name="P37" style:family="paragraph" style:parent-style-name="Standard">
      <style:text-properties style:font-name="Arial" fo:font-size="13pt" style:text-underline-style="solid" style:text-underline-width="auto" style:text-underline-color="font-color" fo:font-weight="bold" officeooo:rsid="001459e1" officeooo:paragraph-rsid="001459e1" style:font-size-asian="13pt" style:font-weight-asian="bold" style:font-size-complex="13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05b19a"/>
    </style:style>
    <style:style style:name="T4" style:family="text">
      <style:text-properties officeooo:rsid="000851b6"/>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08d518" style:font-weight-asian="normal" style:font-weight-complex="normal"/>
    </style:style>
    <style:style style:name="T7" style:family="text">
      <style:text-properties style:text-underline-style="none" fo:font-weight="normal" officeooo:rsid="000ac91c" style:font-weight-asian="normal" style:font-weight-complex="normal"/>
    </style:style>
    <style:style style:name="T8" style:family="text">
      <style:text-properties style:text-underline-style="none" fo:font-weight="normal" officeooo:rsid="000aeef7" style:font-weight-asian="normal" style:font-weight-complex="normal"/>
    </style:style>
    <style:style style:name="T9" style:family="text">
      <style:text-properties style:text-underline-style="none" fo:font-weight="normal" officeooo:rsid="000caccf" style:font-weight-asian="normal" style:font-weight-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fo:font-weight="normal" officeooo:rsid="000aeef7" style:font-style-asian="normal" style:font-weight-asian="normal" style:font-style-complex="normal" style:font-weight-complex="normal"/>
    </style:style>
    <style:style style:name="T12" style:family="text">
      <style:text-properties fo:font-style="normal" style:text-underline-style="none" fo:font-weight="normal" officeooo:rsid="0016732a"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fo:font-style="italic" style:font-style-asian="italic" style:font-style-complex="italic"/>
    </style:style>
    <style:style style:name="T15" style:family="text">
      <style:text-properties fo:font-style="italic" officeooo:rsid="000aeef7" style:font-style-asian="italic" style:font-style-complex="italic"/>
    </style:style>
    <style:style style:name="T16" style:family="text">
      <style:text-properties fo:font-style="italic" officeooo:rsid="000af92b" style:font-style-asian="italic" style:font-style-complex="italic"/>
    </style:style>
    <style:style style:name="T17" style:family="text">
      <style:text-properties fo:font-style="italic" officeooo:rsid="000caccf" style:font-style-asian="italic" style:font-style-complex="italic"/>
    </style:style>
    <style:style style:name="T18" style:family="text">
      <style:text-properties fo:font-style="italic" style:text-underline-style="none" fo:font-weight="normal" style:font-style-asian="italic" style:font-weight-asian="normal" style:font-style-complex="italic" style:font-weight-complex="normal"/>
    </style:style>
    <style:style style:name="T19" style:family="text">
      <style:text-properties fo:font-style="italic" style:text-underline-style="none" fo:font-weight="normal" officeooo:rsid="000aeef7" style:font-style-asian="italic" style:font-weight-asian="normal" style:font-style-complex="italic" style:font-weight-complex="normal"/>
    </style:style>
    <style:style style:name="T20" style:family="text">
      <style:text-properties fo:font-style="italic" style:text-underline-style="none" fo:font-weight="normal" officeooo:rsid="000ac91c" style:font-style-asian="italic" style:font-weight-asian="normal" style:font-style-complex="italic" style:font-weight-complex="normal"/>
    </style:style>
    <style:style style:name="T21" style:family="text">
      <style:text-properties officeooo:rsid="000aeef7"/>
    </style:style>
    <style:style style:name="T22" style:family="text">
      <style:text-properties officeooo:rsid="000af92b"/>
    </style:style>
    <style:style style:name="T23" style:family="text">
      <style:text-properties officeooo:rsid="000c9070"/>
    </style:style>
    <style:style style:name="T24" style:family="text">
      <style:text-properties officeooo:rsid="000caccf"/>
    </style:style>
    <style:style style:name="T25" style:family="text">
      <style:text-properties officeooo:rsid="001077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 this is sbaf. If you're reading this in the hope of following the CoC-TiTS character viewer, renamed DIC by myself (more on that later), heritage of immemoriale ages, transmitted hand to hand by amateur programmers, you will come to hate me more than anyone, just like I hated my predecessor.</text:p>
      <text:p text:style-name="P1"/>
      <text:p text:style-name="P16">FAQ</text:p>
      <text:p text:style-name="P16"/>
      <text:p text:style-name="P17">Why the singleton?</text:p>
      <text:p text:style-name="P19"/>
      <text:p text:style-name="P29">The loader needs to lauch the viewer's initializing sequence, and a static function is needed.</text:p>
      <text:p text:style-name="P19"/>
      <text:p text:style-name="P18">Why the invisible layer with the weird character?</text:p>
      <text:p text:style-name="P20"/>
      <text:p text:style-name="P20">This project is set not to export invis<text:span text:style-name="T25">i</text:span>ble layers. This is a test character used to edit parts. Do not delete parts, use the <text:span text:style-name="T14">replace</text:span><text:span text:style-name="T13"> utility. I'm not the one helping you dig in the code if you mess up the boob positions.</text:span></text:p>
      <text:p text:style-name="P26"><text:span text:style-name="T14"/></text:p>
      <text:p text:style-name="P35">Why the "//!!!" ?</text:p>
      <text:p text:style-name="P35"><text:span text:style-name="T14"/></text:p>
      <text:p text:style-name="P27"><text:span text:style-name="T13">It's a simple notation showing that rewriting, debuging or simplification is necessary.</text:span></text:p>
      <text:p text:style-name="P19"/>
      <text:p text:style-name="P8">THE DRAWING SYSTEM<text:span text:style-name="T5"> </text:span><text:span text:style-name="T8">(rewritten by everyone who touched it)</text:span></text:p>
      <text:p text:style-name="P8"/>
      <text:p text:style-name="P10">The drawing system is a bunch of functions, using the prefix "add", called in order, that will <text:span text:style-name="T14">add</text:span><text:span text:style-name="T15">Child()</text:span><text:span text:style-name="T14"> </text:span>a part to <text:span text:style-name="T14">drawParent</text:span>, <text:span text:style-name="T24">using</text:span> information from <text:span text:style-name="T14">player</text:span>, <text:span text:style-name="T24">such as </text:span><text:span text:style-name="T17">player.femininity</text:span><text:span text:style-name="T14">.</text:span></text:p>
      <text:p text:style-name="P21"/>
      <text:p text:style-name="P10"><text:span text:style-name="T24">They</text:span> find <text:span text:style-name="T24">parts corresponding to the player</text:span> using <text:span text:style-name="T14">dictFindPart()</text:span> (<text:span text:style-name="T24">cf.</text:span> class dictionary system), and add reference<text:span text:style-name="T24">s</text:span> using <text:span text:style-name="T14">addPartRefs() </text:span><text:span text:style-name="T17">(cf. reference system)</text:span></text:p>
      <text:p text:style-name="P21"/>
      <text:p text:style-name="P11">The drawing sequence can be initialized by <text:span text:style-name="T14">addMainChar() </text:span>or <text:span text:style-name="T14">addNPCChar()</text:span>, <text:span text:style-name="T24">and they attribute diffrent MovieClip to </text:span><text:span text:style-name="T17">drawParent</text:span><text:span text:style-name="T24">.</text:span></text:p>
      <text:p text:style-name="P8"/>
      <text:p text:style-name="P12">THE CLASS DICTIONNARY SYSTEM<text:span text:style-name="T5"> (previous guy, rewritten by sbaf)</text:span></text:p>
      <text:p text:style-name="P22"/>
      <text:p text:style-name="P22">Hi there. Fuck you. That's how this system feels.</text:p>
      <text:p text:style-name="P22"/>
      <text:p text:style-name="P22">Okay, so at the beginning we've got parts. Parts are like puzzle pieces, you've got the dicks, the faces, the hairstyles, etc.</text:p>
      <text:p text:style-name="P22"/>
      <text:p text:style-name="P12"><text:span text:style-name="T5">Now most of those parts are just varients of another part</text:span><text:span text:style-name="T9"> (humanCock1, humanCock2, etc.)</text:span><text:span text:style-name="T5">. We want to translate abstract data (hair length, </text:span><text:span text:style-name="T9">hair </text:span><text:span text:style-name="T5">type) into a specific part, </text:span><text:span text:style-name="T8">a specific class.</text:span></text:p>
      <text:p text:style-name="P22"/>
      <text:p text:style-name="P22">Each of those parts is characterized by a type (balls, legs, ...) and three ints.</text:p>
      <text:p text:style-name="P22"/>
      <text:p text:style-name="P12"><text:span text:style-name="T5">We want a "balls" part, of type "furry", and of size </text:span><text:span text:style-name="T7">7</text:span><text:span text:style-name="T5"> inches. Cuz' you know you like </text:span><text:soft-page-break/><text:span text:style-name="T5">that.</text:span></text:p>
      <text:p text:style-name="P22"/>
      <text:p text:style-name="P14"><text:span text:style-name="T5">The function is </text:span><text:span text:style-name="T18">dictFindPart("balls", skinType, 0, u) </text:span><text:span text:style-name="T5">where </text:span><text:span text:style-name="T18">skinType</text:span><text:span text:style-name="T5"> is </text:span><text:span text:style-name="T7">1</text:span><text:span text:style-name="T5"> (furry) and <text:s/></text:span><text:span text:style-name="T19">u </text:span><text:span text:style-name="T5">is </text:span><text:span text:style-name="T7">7</text:span><text:span text:style-name="T5">.</text:span></text:p>
      <text:p text:style-name="P23"/>
      <text:p text:style-name="P12"><text:span text:style-name="T5">This function will look into classDict with the index </text:span><text:span text:style-name="T18">["balls", 2, 0, </text:span><text:span text:style-name="T20">7</text:span><text:span text:style-name="T18">].toString()</text:span></text:p>
      <text:p text:style-name="P13"><text:span text:style-name="T5">It w</text:span><text:span text:style-name="T7">ill find </text:span><text:span text:style-name="T20">"FurryBalls7"</text:span><text:span text:style-name="T7">, the name of the class we were looking for, create a new ball set, and send it through the</text:span><text:span text:style-name="T20"> foundPart</text:span><text:span text:style-name="T7"> var.</text:span></text:p>
      <text:p text:style-name="P22"/>
      <text:p text:style-name="P37"><text:span text:style-name="T10">Usually, when the class is not found, </text:span><text:span text:style-name="T18">dictFindPart()</text:span><text:span text:style-name="T10"> will just send a note, however if instead of a class name, it finds </text:span><text:span text:style-name="T18">"skip1"</text:span><text:span text:style-name="T10">, </text:span><text:span text:style-name="T18">"skip2"</text:span><text:span text:style-name="T10"> or </text:span><text:span text:style-name="T18">"skip3"</text:span><text:span text:style-name="T10">, it will reduce the first, second or third int until the class is defined, very useful for cocks, for exemple, that are defined for a length of <text:s/>0, 1, 4, 7, 10, etc. but not for any intermediary </text:span><text:span text:style-name="T12">size.</text:span></text:p>
      <text:p text:style-name="P37"><text:span text:style-name="T10"/></text:p>
      <text:p text:style-name="P15">THE REFERENCE SYSTEM</text:p>
      <text:p text:style-name="P24"/>
      <text:p text:style-name="P15"><text:span text:style-name="T5">When an object is created, he will still have the place-holder colors that you can see in the .fla library. It needs to be colored. However, a character's color can change, as well as his skin type. So data about every added parts is saved in </text:span><text:span text:style-name="T18">partRefs</text:span><text:span text:style-name="T10">, an array of objects</text:span></text:p>
      <text:p text:style-name="P30"/>
      <text:p text:style-name="P5"><text:span text:style-name="T5">addPartRefs(), </text:span><text:span text:style-name="T10">the function that adds them accepts a lot of arguments.</text:span></text:p>
      <text:p text:style-name="P30"/>
      <text:p text:style-name="P30">id:String <text:tab/>//The name of the part ("balls", "legs", etc.)</text:p>
      <text:p text:style-name="P30">part:*<text:tab/><text:tab/>//The part in itself</text:p>
      <text:p text:style-name="P30">partB=""<text:tab/>//The name of the part's child that will be colored with the main color</text:p>
      <text:p text:style-name="P30">partS=""<text:tab/>//The name of the part's child that will be colored with the shaded color</text:p>
      <text:p text:style-name="P30">hairB=""<text:tab/>//Same, but whith hair color</text:p>
      <text:p text:style-name="P30">hairS=""<text:tab/>//Same, but with shaded hair color</text:p>
      <text:p text:style-name="P30">bitsB=""<text:tab/>//Same, but with secondary color</text:p>
      <text:p text:style-name="P30">bitsS=""<text:tab/>//Same, but with shaded secondary color</text:p>
      <text:p text:style-name="P30">pupils=""<text:tab/>//Name of the pupils, in case of a face part</text:p>
      <text:p text:style-name="P30">ghost=false<text:tab/>//If the part should be fully shaded, for boobs masking shading (cf.)</text:p>
      <text:p text:style-name="P30"/>
      <text:p text:style-name="P30">Note that in case of a furry character, partB and partS will be shaded with the hair color, and that most parts don't have all of those at the same time.</text:p>
      <text:p text:style-name="P30"/>
      <text:p text:style-name="P31">Note that while you input strings, the object contains references to the children themselves.</text:p>
      <text:p text:style-name="P31"/>
      <text:p text:style-name="P31">Note that in some cases, you actually save children of children (some scalable parts need another parent).</text:p>
      <text:p text:style-name="P30"/>
      <text:p text:style-name="P5"><text:span text:style-name="T5">colorCharacter()</text:span><text:span text:style-name="T10"> will iterate through all objects, and apply colorPart</text:span><text:span text:style-name="T5">()</text:span></text:p>
      <text:p text:style-name="P6"><text:span text:style-name="T5">colorPart() </text:span><text:span text:style-name="T10">will apply </text:span><text:span text:style-name="T5">shade() </text:span><text:span text:style-name="T10">on every listed children, and add a </text:span><text:span text:style-name="T5">ColorTransform</text:span></text:p>
      <text:p text:style-name="P30"/>
      <text:p text:style-name="P9"><text:span text:style-name="T5">Note that the ref system is also used to quickly find certain parts, like for the </text:span><text:span text:style-name="T18">toggleItem() </text:span><text:span text:style-name="T5">function.</text:span></text:p>
      <text:p text:style-name="P22"><text:soft-page-break/></text:p>
      <text:p text:style-name="P1"/>
      <text:p text:style-name="P7">THE NOTE SYSTEM<text:span text:style-name="T5"> (who knows? rewritten by </text:span><text:span text:style-name="T6">sbaf</text:span><text:span text:style-name="T5">)</text:span></text:p>
      <text:p text:style-name="P32"/>
      <text:p text:style-name="P4"><text:span text:style-name="T10">Very simple, the </text:span><text:span text:style-name="T18">toNote()</text:span><text:span text:style-name="T10"> function sends a string </text:span><text:span text:style-name="T11">to the notebox.</text:span></text:p>
      <text:p text:style-name="P11"/>
      <text:p text:style-name="P4"><text:span text:style-name="T11">A</text:span><text:span text:style-name="T10">n optionnal bolean decide</text:span><text:span text:style-name="T11">s</text:span><text:span text:style-name="T10"> if the previous text should be kept or removed.</text:span></text:p>
      <text:p text:style-name="P33"/>
      <text:p text:style-name="P11">No need to add \r or anything.</text:p>
      <text:p text:style-name="P11"/>
      <text:p text:style-name="P2"/>
      <text:p text:style-name="P1"><text:span text:style-name="T2">THE MENU SYSTEM</text:span> (sbaf)</text:p>
      <text:p text:style-name="P1"/>
      <text:p text:style-name="P1">There are three menu holders, savesBtns, basicBtns, menuBtns.</text:p>
      <text:p text:style-name="P1"/>
      <text:p text:style-name="P1"><text:span text:style-name="T1">savesBtns</text:span> is loaded by a simple function, <text:span text:style-name="T15">addSavesBtns()</text:span>, that checks for files with the correct name in the shared directory. It will create btns using the <text:span text:style-name="T21">DIC_Button </text:span>constructor, and is reloaded at each reset.</text:p>
      <text:p text:style-name="P1"/>
      <text:p text:style-name="P1"><text:span text:style-name="T1">basicBtns</text:span> is <text:span text:style-name="T21">l</text:span>oaded by a simple function, <text:span text:style-name="T15">addBasicBtns()</text:span><text:span text:style-name="T21">, </text:span>that add the buttons in the appropriate state, and add them to the "buttons" object. It is reloaded for each TiTS-CoC mode switch.</text:p>
      <text:p text:style-name="P1"/>
      <text:p text:style-name="P1"><text:span text:style-name="T1">menuBtns</text:span> is much more complex.</text:p>
      <text:p text:style-name="P3">It is loaded by <text:span text:style-name="T14">loadMenu</text:span><text:span text:style-name="T16">()</text:span>, which accepts, like all button-activated-functions, the name of the button that sent the event, and a menu Object.</text:p>
      <text:p text:style-name="P3"/>
      <text:p text:style-name="P3"/>
      <text:p text:style-name="P1">There are thre<text:span text:style-name="T3">e main menu objects</text:span>, TiTSMenu, CoCMenu, creat<text:span text:style-name="T4">or</text:span>Menu.</text:p>
      <text:p text:style-name="P1"/>
      <text:p text:style-name="P1">Each of them is an object, holding arrays. Each of those arrays posess an indentifying string ("menu", "button", "toggle", "function", <text:span text:style-name="T22">etc...</text:span>) , that defines how they will be loaded, and what to do with the rest of the array's data.</text:p>
      <text:p text:style-name="P1"/>
      <text:p text:style-name="P1"><text:span text:style-name="T23">T</text:span>he array <text:span text:style-name="T14">["toggle", "balls", "Toggle Balls", true] </text:span>wil<text:span text:style-name="T23">l</text:span> create a<text:span text:style-name="T23">n enabled</text:span> button associated with <text:span text:style-name="T16">toggleItem()</text:span>, targeting "balls", with the name "Toggle Balls".</text:p>
      <text:p text:style-name="P1"/>
      <text:p text:style-name="P1">Some of those arrays hold a menu Object, and will, when clicked, result in another menu loading, creating menu trees.</text:p>
      <text:p text:style-name="P1"/>
      <text:p text:style-name="P1">The menu objects referenced posess a "back" button, sending the <text:span text:style-name="T3">user</text:span> back to their parent menu.</text:p>
      <text:p text:style-name="P1"/>
      <text:p text:style-name="P1">* <text:span text:style-name="T3">"menu"</text:span></text:p>
      <text:p text:style-name="P36"><text:tab/>feed loadmenu() a menu object.</text:p>
      <text:p text:style-name="P36">* "toggle"</text:p>
      <text:p text:style-name="P36"><text:tab/>feed toggleItem() the name of a part to toggle.</text:p>
      <text:p text:style-name="P36">* "function"</text:p>
      <text:p text:style-name="P36"><text:soft-page-break/><text:tab/>run any function from the array.</text:p>
      <text:p text:style-name="P36">* "item"</text:p>
      <text:p text:style-name="P36"><text:tab/>run the addobject function, along with a specialization function</text:p>
      <text:p text:style-name="P36"/>
      <text:p text:style-name="P36">* "background"</text:p>
      <text:p text:style-name="P36"><text:tab/>feed the changeBackground function a frame number</text:p>
      <text:p text:style-name="P36">* "dropdown"</text:p>
      <text:p text:style-name="P36"><text:tab/>a custom combobox</text:p>
      <text:p text:style-name="P36">* "picker"</text:p>
      <text:p text:style-name="P36"><text:tab/>a custom color picker</text:p>
      <text:p text:style-name="P36">* "slider"</text:p>
      <text:p text:style-name="P36"><text:tab/>a custom slider</text:p>
      <text:p text:style-name="P3">* "scroll"</text:p>
      <text:p text:style-name="P3"><text:tab/>a custom scrollable list</text:p>
      <text:p text:style-name="P3">* "cycle"</text:p>
      <text:p text:style-name="P3"><text:tab/>very complex.</text:p>
      <text:p text:style-name="P3"><text:tab/>two arrows and a main button, along with a string that will be fed to <text:tab/>cycle()</text:p>
      <text:p text:style-name="P1"><text:tab/><text:span text:style-name="T3">containing the part name, which index int to cycle, in which direction</text:span></text:p>
      <text:p text:style-name="P36"><text:tab/>sometime, a capital X is in the name, allowing <text:s/>to target different parts <text:tab/>(boobs1, boobs2, etc...)</text:p>
      <text:p text:style-name="P36"><text:tab/>More info in the cycle section.</text:p>
      <text:p text:style-name="P36">* "list"</text:p>
      <text:p text:style-name="P36"><text:tab/>even more complex</text:p>
      <text:p text:style-name="P36"><text:tab/>creates a cycling button and arrows, but also buttons that allow to create <text:tab/>more <text:tab/>of them, the up and down arrow in the cock and boobs list.</text:p>
      <text:p text:style-name="P36">* "special"</text:p>
      <text:p text:style-name="P36"><text:tab/>runs a function to create a GUI element, such as the specific cock-sliders</text:p>
      <text:p text:style-name="P36">* "back"</text:p>
      <text:p text:style-name="P36"><text:tab/>create a button to go back to a previous menu.</text:p>
      <text:p text:style-name="P36">* "note"</text:p>
      <text:p text:style-name="P36"><text:tab/>on loading the menu, this will add a new message on the notebo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7H34M16S</meta:editing-duration>
    <meta:editing-cycles>14</meta:editing-cycles>
    <meta:generator>LibreOffice/4.1.3.2$Windows_x86 LibreOffice_project/70feb7d99726f064edab4605a8ab840c50ec57a</meta:generator>
    <dc:date>2014-06-06T15:42:20.300000000</dc:date>
    <meta:document-statistic meta:table-count="0" meta:image-count="0" meta:object-count="0" meta:page-count="4" meta:paragraph-count="89" meta:word-count="1144" meta:character-count="6716" meta:non-whitespace-character-count="5633"/>
    <meta:user-defined meta:name="Info 1"/>
    <meta:user-defined meta:name="Info 2"/>
    <meta:user-defined meta:name="Info 3"/>
    <meta:user-defined meta:name="Info 4"/>
  </office:meta>
</office:document-meta>
</file>